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Text_20_body">
      <style:paragraph-properties fo:margin-top="0.1665in" fo:margin-bottom="0in" style:contextual-spacing="false" fo:line-height="157%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loext:graphic-properties draw:fill="solid" draw:fill-color="#ffffff" draw:opacity="100%"/>
      <style:paragraph-properties fo:margin-top="0in" fo:margin-bottom="0in" style:contextual-spacing="false" fo:line-height="157%" fo:background-color="#ffffff" fo:padding="0in" fo:border="none" style:writing-mode="lr-tb"/>
    </style:style>
    <style:style style:name="T1" style:family="text">
      <style:text-properties style:font-name="Arial" fo:font-size="11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f245d762-7fff-cac8-fe27-68d0b36fd54a"/>AJCJC | LZPD-LDYFDZIIPQF | ZEWPBYD ICCUPQFB | ICBBZFC PQBUDJKUYD YD ICQUYD</text:p>
      <text:p text:style-name="P4"> </text:p>
      <text:p text:style-name="P3"><text:span text:style-name="T1">Queue | pair-programming | advisor meetings | message Instructor or mentor</text:span></text:p>
      <text:p text:style-name="Text_20_body"/>
      <text:p text:style-name="P2">Guesses</text:p>
      <text:p text:style-name="P2">j=u</text:p>
      <text:p text:style-name="P2">u=t</text:p>
      <text:p text:style-name="P2">d=r</text:p>
      <text:p text:style-name="P2">Y=o</text:p>
      <text:p text:style-name="P2">P = i</text:p>
      <text:p text:style-name="P2">Q = n</text:p>
      <text:p text:style-name="P2">B = s</text:p>
      <text:p text:style-name="P2">K = c</text:p>
      <text:p text:style-name="P2">F = g</text:p>
      <text:p text:style-name="P2">Z = a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1T12:53:55.866000000</meta:creation-date>
    <dc:date>2022-07-11T13:21:39.688000000</dc:date>
    <meta:editing-duration>PT27M44S</meta:editing-duration>
    <meta:editing-cycles>1</meta:editing-cycles>
    <meta:document-statistic meta:table-count="0" meta:image-count="0" meta:object-count="0" meta:page-count="1" meta:paragraph-count="15" meta:word-count="45" meta:character-count="199" meta:non-whitespace-character-count="165"/>
    <meta:generator>LibreOffice/7.3.4.2$Windows_X86_64 LibreOffice_project/728fec16bd5f605073805c3c9e7c4212a0120dc5</meta:generator>
  </office:meta>
</office:document-meta>
</file>